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5.263cm"/>
    </style:style>
    <style:style style:name="co3" style:family="table-column">
      <style:table-column-properties fo:break-before="auto" style:column-width="1.909cm"/>
    </style:style>
    <style:style style:name="co4" style:family="table-column">
      <style:table-column-properties fo:break-before="auto" style:column-width="6.844cm"/>
    </style:style>
    <style:style style:name="co5" style:family="table-column">
      <style:table-column-properties fo:break-before="auto" style:column-width="1.35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372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bbe6fe">
        <loext:char-complex-color loext:theme-type="accent1" loext:color-type="theme">
          <loext:transformation loext:type="lummod" loext:value="2000"/>
          <loext:transformation loext:type="lumoff" loext:value="8000"/>
        </loext:char-complex-color>
      </style:text-properties>
    </style:style>
    <style:style style:name="ce2" style:family="table-cell" style:parent-style-name="Default">
      <style:text-properties fo:color="#bbe6fe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fo:color="#bbe6fe">
        <loext:char-complex-color loext:theme-type="accent1" loext:color-type="theme">
          <loext:transformation loext:type="lummod" loext:value="2000"/>
          <loext:transformation loext:type="lumoff" loext:value="8000"/>
        </loext:char-complex-color>
      </style:text-properties>
    </style:style>
    <style:style style:name="ce5" style:family="table-cell" style:parent-style-name="Default" style:data-style-name="N100">
      <style:text-properties fo:color="#bbe6fe"/>
    </style:style>
  </office:automatic-styles>
  <office:body>
    <office:spreadsheet>
      <table:calculation-settings table:automatic-find-labels="false" table:use-regular-expressions="false" table:use-wildcards="true"/>
      <table:table table:name="TWSE_ETF_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6376" table:default-cell-style-name="Default"/>
        <table:table-row table:style-name="ro1">
          <table:table-cell office:value-type="string" calcext:value-type="string">
            <text:p>stockNo</text:p>
          </table:table-cell>
          <table:table-cell office:value-type="string" calcext:value-type="string">
            <text:p>stockName</text:p>
          </table:table-cell>
          <table:table-cell table:style-name="Default" office:value-type="string" calcext:value-type="string">
            <text:p>listingDate</text:p>
          </table:table-cell>
          <table:table-cell office:value-type="string" calcext:value-type="string">
            <text:p>indexName</text:p>
          </table:table-cell>
          <table:table-cell office:value-type="string" calcext:value-type="string">
            <text:p>totalAv</text:p>
          </table:table-cell>
          <table:table-cell/>
          <table:table-cell office:value-type="string" calcext:value-type="string">
            <text:p>代碼</text:p>
          </table:table-cell>
          <table:table-cell office:value-type="string" calcext:value-type="string">
            <text:p>總報酬率 (%)</text:p>
          </table:table-cell>
          <table:table-cell table:number-columns-repeated="16376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統一FANG+</text:p>
          </table:table-cell>
          <table:table-cell office:value-type="string" calcext:value-type="string">
            <text:p>2018.12.06</text:p>
          </table:table-cell>
          <table:table-cell office:value-type="string" calcext:value-type="string">
            <text:p>NYSE FANG+ Index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00757.TW</text:p>
          </table:table-cell>
          <table:table-cell office:value-type="float" office:value="317.31" calcext:value-type="float">
            <text:p>317.31</text:p>
          </table:table-cell>
          <table:table-cell table:number-columns-repeated="1637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富邦科技</text:p>
          </table:table-cell>
          <table:table-cell office:value-type="string" calcext:value-type="string">
            <text:p>2006.09.12</text:p>
          </table:table-cell>
          <table:table-cell office:value-type="string" calcext:value-type="string">
            <text:p>臺灣證券交易所臺灣資訊科技指數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0052.TW</text:p>
          </table:table-cell>
          <table:table-cell office:value-type="float" office:value="280.16" calcext:value-type="float">
            <text:p>280.16</text:p>
          </table:table-cell>
          <table:table-cell table:number-columns-repeated="16376"/>
        </table:table-row>
        <table:table-row table:style-name="ro2">
          <table:table-cell table:style-name="ce1" office:value-type="float" office:value="770" calcext:value-type="float">
            <text:p>770</text:p>
          </table:table-cell>
          <table:table-cell table:style-name="ce1" office:value-type="string" calcext:value-type="string">
            <text:p>國泰北美科技</text:p>
          </table:table-cell>
          <table:table-cell table:style-name="ce4" office:value-type="string" calcext:value-type="string">
            <text:p>2019.01.29</text:p>
          </table:table-cell>
          <table:table-cell table:style-name="ce1" office:value-type="string" calcext:value-type="string">
            <text:p>標普北美科技行業指數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string" calcext:value-type="string">
            <text:p>00770.TW</text:p>
          </table:table-cell>
          <table:table-cell table:style-name="ce1" office:value-type="float" office:value="276.37" calcext:value-type="float">
            <text:p>276.37</text:p>
          </table:table-cell>
          <table:table-cell table:style-name="ce1" table:number-columns-repeated="16376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元大台灣高息低波</text:p>
          </table:table-cell>
          <table:table-cell office:value-type="string" calcext:value-type="string">
            <text:p>2017.09.27</text:p>
          </table:table-cell>
          <table:table-cell office:value-type="string" calcext:value-type="string">
            <text:p>臺灣指數公司特選高股息低波動指數</text:p>
          </table:table-cell>
          <table:table-cell office:value-type="float" office:value="1483" calcext:value-type="float">
            <text:p>1483</text:p>
          </table:table-cell>
          <table:table-cell/>
          <table:table-cell office:value-type="string" calcext:value-type="string">
            <text:p>00713.TW</text:p>
          </table:table-cell>
          <table:table-cell office:value-type="float" office:value="271.3" calcext:value-type="float">
            <text:p>271.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75L</text:p>
          </table:table-cell>
          <table:table-cell office:value-type="string" calcext:value-type="string">
            <text:p>富邦臺灣加權正2</text:p>
          </table:table-cell>
          <table:table-cell office:value-type="string" calcext:value-type="string">
            <text:p>2016.10.05</text:p>
          </table:table-cell>
          <table:table-cell office:value-type="string" calcext:value-type="string">
            <text:p>臺灣證券交易所發行量加權股價日報酬正向兩倍指數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0675L.TW</text:p>
          </table:table-cell>
          <table:table-cell office:value-type="float" office:value="268.21" calcext:value-type="float">
            <text:p>268.21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00631L</text:p>
          </table:table-cell>
          <table:table-cell table:style-name="ce2" office:value-type="string" calcext:value-type="string">
            <text:p>元大台灣50正2</text:p>
          </table:table-cell>
          <table:table-cell table:style-name="ce5" office:value-type="string" calcext:value-type="string">
            <text:p>2014.10.31</text:p>
          </table:table-cell>
          <table:table-cell table:style-name="ce2" office:value-type="string" calcext:value-type="string">
            <text:p>臺灣50指數</text:p>
          </table:table-cell>
          <table:table-cell table:style-name="ce2" office:value-type="float" office:value="594" calcext:value-type="float">
            <text:p>594</text:p>
          </table:table-cell>
          <table:table-cell table:style-name="ce2"/>
          <table:table-cell table:style-name="ce2" office:value-type="string" calcext:value-type="string">
            <text:p>00631L.TW</text:p>
          </table:table-cell>
          <table:table-cell table:style-name="ce2" office:value-type="float" office:value="257.08" calcext:value-type="float">
            <text:p>257.08</text:p>
          </table:table-cell>
          <table:table-cell table:style-name="ce2" table:number-columns-repeated="16376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國泰費城半導體</text:p>
          </table:table-cell>
          <table:table-cell office:value-type="string" calcext:value-type="string">
            <text:p>2019.05.03</text:p>
          </table:table-cell>
          <table:table-cell office:value-type="string" calcext:value-type="string">
            <text:p>美國費城半導體指數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00830.TW</text:p>
          </table:table-cell>
          <table:table-cell office:value-type="float" office:value="236.89" calcext:value-type="float">
            <text:p>236.89</text:p>
          </table:table-cell>
          <table:table-cell table:number-columns-repeated="16376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富邦臺灣中小</text:p>
          </table:table-cell>
          <table:table-cell office:value-type="string" calcext:value-type="string">
            <text:p>2018.05.17</text:p>
          </table:table-cell>
          <table:table-cell office:value-type="string" calcext:value-type="string">
            <text:p>臺灣指數公司中小型A級動能50指數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00733.TW</text:p>
          </table:table-cell>
          <table:table-cell office:value-type="float" office:value="215.33" calcext:value-type="float">
            <text:p>215.33</text:p>
          </table:table-cell>
          <table:table-cell table:number-columns-repeated="1637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元大高股息</text:p>
          </table:table-cell>
          <table:table-cell office:value-type="string" calcext:value-type="string">
            <text:p>2007.12.26</text:p>
          </table:table-cell>
          <table:table-cell office:value-type="string" calcext:value-type="string">
            <text:p>臺灣高股息指數</text:p>
          </table:table-cell>
          <table:table-cell office:value-type="float" office:value="4467" calcext:value-type="float">
            <text:p>4467</text:p>
          </table:table-cell>
          <table:table-cell/>
          <table:table-cell office:value-type="string" calcext:value-type="string">
            <text:p>0056.TW</text:p>
          </table:table-cell>
          <table:table-cell office:value-type="float" office:value="194.69" calcext:value-type="float">
            <text:p>194.69</text:p>
          </table:table-cell>
          <table:table-cell table:number-columns-repeated="16376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元大臺灣ESG永續</text:p>
          </table:table-cell>
          <table:table-cell office:value-type="string" calcext:value-type="string">
            <text:p>2019.08.23</text:p>
          </table:table-cell>
          <table:table-cell office:value-type="string" calcext:value-type="string">
            <text:p>臺灣永續指數(FTSE4Good TIP Taiwan ESG Index)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00850.TW</text:p>
          </table:table-cell>
          <table:table-cell office:value-type="float" office:value="189.42" calcext:value-type="float">
            <text:p>189.42</text:p>
          </table:table-cell>
          <table:table-cell table:number-columns-repeated="1637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富邦公司治理</text:p>
          </table:table-cell>
          <table:table-cell office:value-type="string" calcext:value-type="string">
            <text:p>2017.05.17</text:p>
          </table:table-cell>
          <table:table-cell office:value-type="string" calcext:value-type="string">
            <text:p>臺灣證券交易所公司治理100 指數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00692.TW</text:p>
          </table:table-cell>
          <table:table-cell office:value-type="float" office:value="183.7" calcext:value-type="float">
            <text:p>183.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70L</text:p>
          </table:table-cell>
          <table:table-cell office:value-type="string" calcext:value-type="string">
            <text:p>富邦NASDAQ正2</text:p>
          </table:table-cell>
          <table:table-cell office:value-type="string" calcext:value-type="string">
            <text:p>2017.02.21</text:p>
          </table:table-cell>
          <table:table-cell office:value-type="string" calcext:value-type="string">
            <text:p>NASDAQ-100正向2倍指數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00670L.TW</text:p>
          </table:table-cell>
          <table:table-cell office:value-type="float" office:value="175.58" calcext:value-type="float">
            <text:p>175.58</text:p>
          </table:table-cell>
          <table:table-cell table:number-columns-repeated="1637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元大台灣50</text:p>
          </table:table-cell>
          <table:table-cell office:value-type="string" calcext:value-type="string">
            <text:p>2003.06.30</text:p>
          </table:table-cell>
          <table:table-cell office:value-type="string" calcext:value-type="string">
            <text:p>富時臺灣證券交易所臺灣50指數</text:p>
          </table:table-cell>
          <table:table-cell office:value-type="float" office:value="5329" calcext:value-type="float">
            <text:p>5329</text:p>
          </table:table-cell>
          <table:table-cell/>
          <table:table-cell office:value-type="string" calcext:value-type="string">
            <text:p>0050.TW</text:p>
          </table:table-cell>
          <table:table-cell office:value-type="float" office:value="161.22" calcext:value-type="float">
            <text:p>161.22</text:p>
          </table:table-cell>
          <table:table-cell table:number-columns-repeated="16376"/>
        </table:table-row>
        <table:table-row table:style-name="ro1">
          <table:table-cell table:style-name="ce2" office:value-type="float" office:value="6208" calcext:value-type="float">
            <text:p>6208</text:p>
          </table:table-cell>
          <table:table-cell table:style-name="ce2" office:value-type="string" calcext:value-type="string">
            <text:p>富邦台50</text:p>
          </table:table-cell>
          <table:table-cell table:style-name="ce5" office:value-type="string" calcext:value-type="string">
            <text:p>2012.07.17</text:p>
          </table:table-cell>
          <table:table-cell table:style-name="ce2" office:value-type="string" calcext:value-type="string">
            <text:p>富時臺灣證券交易所臺灣50指數</text:p>
          </table:table-cell>
          <table:table-cell table:style-name="ce2" office:value-type="float" office:value="2257" calcext:value-type="float">
            <text:p>2257</text:p>
          </table:table-cell>
          <table:table-cell table:style-name="ce2"/>
          <table:table-cell table:style-name="ce2" office:value-type="string" calcext:value-type="string">
            <text:p>006208.TW</text:p>
          </table:table-cell>
          <table:table-cell table:style-name="ce2" office:value-type="float" office:value="156.07" calcext:value-type="float">
            <text:p>156.07</text:p>
          </table:table-cell>
          <table:table-cell table:style-name="ce2" table:number-columns-repeated="1637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國泰股利精選30</text:p>
          </table:table-cell>
          <table:table-cell office:value-type="string" calcext:value-type="string">
            <text:p>2017.08.17</text:p>
          </table:table-cell>
          <table:table-cell office:value-type="string" calcext:value-type="string">
            <text:p>臺灣指數公司低波動股利精選30指數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00701.TW</text:p>
          </table:table-cell>
          <table:table-cell office:value-type="float" office:value="142.75" calcext:value-type="float">
            <text:p>142.75</text:p>
          </table:table-cell>
          <table:table-cell table:number-columns-repeated="16376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富邦NASDAQ</text:p>
          </table:table-cell>
          <table:table-cell office:value-type="string" calcext:value-type="string">
            <text:p>2016.06.17</text:p>
          </table:table-cell>
          <table:table-cell office:value-type="string" calcext:value-type="string">
            <text:p>NASDAQ-100指數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00662.TW</text:p>
          </table:table-cell>
          <table:table-cell office:value-type="float" office:value="140.17" calcext:value-type="float">
            <text:p>140.17</text:p>
          </table:table-cell>
          <table:table-cell table:number-columns-repeated="16376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元大S&amp;P500</text:p>
          </table:table-cell>
          <table:table-cell office:value-type="string" calcext:value-type="string">
            <text:p>2015.12.14</text:p>
          </table:table-cell>
          <table:table-cell office:value-type="string" calcext:value-type="string">
            <text:p>標普指數(S&amp;P 500R)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00646.TW</text:p>
          </table:table-cell>
          <table:table-cell office:value-type="float" office:value="84.89" calcext:value-type="float">
            <text:p>84.89</text:p>
          </table:table-cell>
          <table:table-cell table:number-columns-repeated="1637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復華富時不動產(原簡稱:FH富時不動產)</text:p>
          </table:table-cell>
          <table:table-cell office:value-type="string" calcext:value-type="string">
            <text:p>2017.08.21</text:p>
          </table:table-cell>
          <table:table-cell office:value-type="string" calcext:value-type="string">
            <text:p>富時NAREIT抵押權型不動產投資信託指數(FTSE NAREIT Mortgage REITs Index)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00712.TW</text:p>
          </table:table-cell>
          <table:table-cell office:value-type="float" office:value="10.95" calcext:value-type="float">
            <text:p>10.9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711B</text:p>
          </table:table-cell>
          <table:table-cell office:value-type="string" calcext:value-type="string">
            <text:p>復華彭博新興債(原簡稱:FH彭博新興債)</text:p>
          </table:table-cell>
          <table:table-cell office:value-type="string" calcext:value-type="string">
            <text:p>2017.08.21</text:p>
          </table:table-cell>
          <table:table-cell office:value-type="string" calcext:value-type="string">
            <text:p>彭博新興市場10年期以上美元投資等級債券(不含中國)國家10%上限指數(Bloomberg EM USD ex China Investment Grade 10 year 10% Country Capped Index)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00711B.TW</text:p>
          </table:table-cell>
          <table:table-cell office:value-type="float" office:value="2.67" calcext:value-type="float">
            <text:p>2.6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775B</text:p>
          </table:table-cell>
          <table:table-cell office:value-type="string" calcext:value-type="string">
            <text:p>新光投等債15+</text:p>
          </table:table-cell>
          <table:table-cell office:value-type="string" calcext:value-type="string">
            <text:p>2019.02.15</text:p>
          </table:table-cell>
          <table:table-cell office:value-type="string" calcext:value-type="string">
            <text:p>富時15年期以上投資等級債券指數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00775B.TW</text:p>
          </table:table-cell>
          <table:table-cell office:value-type="float" office:value="-1.2" calcext:value-type="float">
            <text:p>-1.2</text:p>
          </table:table-cell>
          <table:table-cell table:number-columns-repeated="16376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中信中國50</text:p>
          </table:table-cell>
          <table:table-cell office:value-type="string" calcext:value-type="string">
            <text:p>2018.10.31</text:p>
          </table:table-cell>
          <table:table-cell office:value-type="string" calcext:value-type="string">
            <text:p>MSCI 中國外資自由投資50不含A及B股指數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00752.TW</text:p>
          </table:table-cell>
          <table:table-cell office:value-type="float" office:value="-8.08" calcext:value-type="float">
            <text:p>-8.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37L</text:p>
          </table:table-cell>
          <table:table-cell office:value-type="string" calcext:value-type="string">
            <text:p>元大滬深300正2</text:p>
          </table:table-cell>
          <table:table-cell office:value-type="string" calcext:value-type="string">
            <text:p>2015.05.18</text:p>
          </table:table-cell>
          <table:table-cell office:value-type="string" calcext:value-type="string">
            <text:p>滬深300日報酬正向兩倍指數(CSI300 Daily Return Leveraged 2X Index)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00637L.TW</text:p>
          </table:table-cell>
          <table:table-cell office:value-type="float" office:value="-24.53" calcext:value-type="float">
            <text:p>-24.5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33L</text:p>
          </table:table-cell>
          <table:table-cell office:value-type="string" calcext:value-type="string">
            <text:p>富邦上証正2</text:p>
          </table:table-cell>
          <table:table-cell office:value-type="string" calcext:value-type="string">
            <text:p>2014.11.25</text:p>
          </table:table-cell>
          <table:table-cell office:value-type="string" calcext:value-type="string">
            <text:p>上証180兩倍槓桿指數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0633L.TW</text:p>
          </table:table-cell>
          <table:table-cell office:value-type="float" office:value="-27.06" calcext:value-type="float">
            <text:p>-27.0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715L</text:p>
          </table:table-cell>
          <table:table-cell office:value-type="string" calcext:value-type="string">
            <text:p>期街口布蘭特正2</text:p>
          </table:table-cell>
          <table:table-cell office:value-type="string" calcext:value-type="string">
            <text:p>2017.11.16</text:p>
          </table:table-cell>
          <table:table-cell office:value-type="string" calcext:value-type="string">
            <text:p>標普高盛布蘭特原油日報酬正向兩倍ER指數(S&amp;P GSCI Brent Crude 2X leveraged ER Index)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00715L.TW</text:p>
          </table:table-cell>
          <table:table-cell office:value-type="float" office:value="-60.08" calcext:value-type="float">
            <text:p>-60.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706L</text:p>
          </table:table-cell>
          <table:table-cell office:value-type="string" calcext:value-type="string">
            <text:p>期元大S&amp;P日圓正2</text:p>
          </table:table-cell>
          <table:table-cell office:value-type="string" calcext:value-type="string">
            <text:p>2017.09.01</text:p>
          </table:table-cell>
          <table:table-cell office:value-type="string" calcext:value-type="string">
            <text:p>標普日圓期貨日報酬正向2倍ER指數(S&amp;P Japanese Yen Futures 2x Leverage Daily ER Index)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00706L.TW</text:p>
          </table:table-cell>
          <table:table-cell office:value-type="float" office:value="-62.98" calcext:value-type="float">
            <text:p>-62.9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753L</text:p>
          </table:table-cell>
          <table:table-cell office:value-type="string" calcext:value-type="string">
            <text:p>中信中國50正2</text:p>
          </table:table-cell>
          <table:table-cell office:value-type="string" calcext:value-type="string">
            <text:p>2018.10.31</text:p>
          </table:table-cell>
          <table:table-cell office:value-type="string" calcext:value-type="string">
            <text:p>MSCI中國外資自由投資50不含A及B股單日正向2倍指數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00753L.TW</text:p>
          </table:table-cell>
          <table:table-cell office:value-type="float" office:value="-65.51" calcext:value-type="float">
            <text:p>-65.5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65L</text:p>
          </table:table-cell>
          <table:table-cell office:value-type="string" calcext:value-type="string">
            <text:p>富邦恒生國企正2</text:p>
          </table:table-cell>
          <table:table-cell office:value-type="string" calcext:value-type="string">
            <text:p>2016.08.05</text:p>
          </table:table-cell>
          <table:table-cell office:value-type="string" calcext:value-type="string">
            <text:p>恒生國企槓桿指數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00665L.TW</text:p>
          </table:table-cell>
          <table:table-cell office:value-type="float" office:value="-66.15" calcext:value-type="float">
            <text:p>-66.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80L</text:p>
          </table:table-cell>
          <table:table-cell office:value-type="string" calcext:value-type="string">
            <text:p>元大美債20正2</text:p>
          </table:table-cell>
          <table:table-cell office:value-type="string" calcext:value-type="string">
            <text:p>2017.01.17</text:p>
          </table:table-cell>
          <table:table-cell office:value-type="string" calcext:value-type="string">
            <text:p>ICE美國政府20+年期債券2倍槓桿指數(ICE U.S. Treasury 20+ Year Bond 2X Leveraged Index)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00680L.TW</text:p>
          </table:table-cell>
          <table:table-cell office:value-type="float" office:value="-71.68" calcext:value-type="float">
            <text:p>-71.6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88L</text:p>
          </table:table-cell>
          <table:table-cell office:value-type="string" calcext:value-type="string">
            <text:p>國泰20年美債正2</text:p>
          </table:table-cell>
          <table:table-cell office:value-type="string" calcext:value-type="string">
            <text:p>2017.04.13</text:p>
          </table:table-cell>
          <table:table-cell office:value-type="string" calcext:value-type="string">
            <text:p>彭博20年期(以上)美國公債單日正向2倍指數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00688L.TW</text:p>
          </table:table-cell>
          <table:table-cell office:value-type="float" office:value="-72.1" calcext:value-type="float">
            <text:p>-72.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32R</text:p>
          </table:table-cell>
          <table:table-cell office:value-type="string" calcext:value-type="string">
            <text:p>元大台灣50反1</text:p>
          </table:table-cell>
          <table:table-cell office:value-type="string" calcext:value-type="string">
            <text:p>2014.10.31</text:p>
          </table:table-cell>
          <table:table-cell office:value-type="string" calcext:value-type="string">
            <text:p>臺灣50指數</text:p>
          </table:table-cell>
          <table:table-cell office:value-type="float" office:value="448" calcext:value-type="float">
            <text:p>448</text:p>
          </table:table-cell>
          <table:table-cell table:number-columns-repeated="16379"/>
        </table:table-row>
        <table:table-row table:style-name="ro2" table:number-rows-repeated="6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原始191</text:p>
          </table:table-cell>
          <table:table-cell office:value-type="string" calcext:value-type="string">
            <text:p>20200101前~111</text:p>
          </table:table-cell>
          <table:table-cell table:number-columns-repeated="16381"/>
        </table:table-row>
        <table:table-row table:style-name="ro2" table:number-rows-repeated="7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TWSE_ETF_list.A1:TWSE_ETF_list.H31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思源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6T11:56:00.972000000</dc:date>
    <meta:editing-duration>PT48M20S</meta:editing-duration>
    <meta:editing-cycles>1</meta:editing-cycles>
    <meta:document-statistic meta:table-count="1" meta:cell-count="217" meta:object-count="0"/>
    <meta:generator>MODA_ODF_Application_Tools/3.8.2.1$Windows_X86_64 LibreOffice_project/f5c26b4b56ec181260ce3dbfc96a37e316bb7ca8</meta:generator>
  </office:meta>
</office:document-meta>
</file>